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ans-serif" svg:font-family="sans-serif"/>
    <style:font-face style:name="FreeSans1" svg:font-family="FreeSans" style:font-family-generic="swiss"/>
    <style:font-face style:name="Nimbus Roman" svg:font-family="'Nimbus Roman'" style:font-family-generic="roman" style:font-pitch="variable"/>
    <style:font-face style:name="Nimbus Sans" svg:font-family="'Nimbus Sans'" style:font-family-generic="swiss" style:font-pitch="variable"/>
    <style:font-face style:name="FreeSans" svg:font-family="FreeSans" style:font-family-generic="system" style:font-pitch="variable"/>
    <style:font-face style:name="Nimbus Sans1" svg:font-family="'Nimbus Sans'" style:font-family-generic="system" style:font-pitch="variable"/>
  </office:font-face-decls>
  <office:automatic-styles>
    <style:style style:name="P1" style:family="paragraph" style:parent-style-name="Standard">
      <style:text-properties officeooo:rsid="001d9152" officeooo:paragraph-rsid="001d9152"/>
    </style:style>
    <style:style style:name="P2" style:family="paragraph" style:parent-style-name="Standard">
      <style:text-properties officeooo:rsid="001fb0b8" officeooo:paragraph-rsid="001fb0b8"/>
    </style:style>
    <style:style style:name="P3" style:family="paragraph" style:parent-style-name="Standard">
      <style:text-properties officeooo:paragraph-rsid="001fb0b8"/>
    </style:style>
    <style:style style:name="P4" style:family="paragraph" style:parent-style-name="Standard">
      <style:text-properties officeooo:rsid="001fe19c" officeooo:paragraph-rsid="001fe19c"/>
    </style:style>
    <style:style style:name="P5" style:family="paragraph" style:parent-style-name="Standard">
      <style:text-properties officeooo:rsid="001fe19c" officeooo:paragraph-rsid="001fe19c" fo:background-color="#ffff00"/>
    </style:style>
    <style:style style:name="P6" style:family="paragraph" style:parent-style-name="Standard">
      <style:text-properties fo:font-weight="bold" officeooo:rsid="0025b1e8" officeooo:paragraph-rsid="0025b1e8" style:font-weight-asian="bold" style:font-weight-complex="bold"/>
    </style:style>
    <style:style style:name="P7" style:family="paragraph" style:parent-style-name="Standard">
      <style:text-properties fo:font-weight="normal" officeooo:rsid="001fe19c" officeooo:paragraph-rsid="001fe19c" style:font-weight-asian="normal" style:font-weight-complex="normal"/>
    </style:style>
    <style:style style:name="P8" style:family="paragraph" style:parent-style-name="Standard">
      <style:text-properties fo:font-weight="normal" officeooo:paragraph-rsid="001fb0b8" style:font-weight-asian="normal" style:font-weight-complex="normal"/>
    </style:style>
    <style:style style:name="P9" style:family="paragraph" style:parent-style-name="Standard">
      <style:text-properties fo:font-weight="normal" officeooo:rsid="0025b1e8" officeooo:paragraph-rsid="0025b1e8" style:font-weight-asian="normal" style:font-weight-complex="normal"/>
    </style:style>
    <style:style style:name="P10" style:family="paragraph" style:parent-style-name="Standard">
      <style:text-properties fo:font-weight="normal" officeooo:rsid="001fe19c" officeooo:paragraph-rsid="001fe19c" fo:background-color="#ffff00" style:font-weight-asian="normal" style:font-weight-complex="normal"/>
    </style:style>
    <style:style style:name="P11" style:family="paragraph" style:parent-style-name="Standard">
      <style:text-properties fo:font-weight="normal" officeooo:paragraph-rsid="001fb0b8" fo:background-color="#ffff00" style:font-weight-asian="normal" style:font-weight-complex="normal"/>
    </style:style>
    <style:style style:name="P12" style:family="paragraph" style:parent-style-name="Standard">
      <style:text-properties fo:font-weight="normal" officeooo:paragraph-rsid="001fb0b8"/>
    </style:style>
    <style:style style:name="P13" style:family="paragraph" style:parent-style-name="Standard">
      <style:text-properties fo:font-weight="normal" officeooo:paragraph-rsid="0025b1e8"/>
    </style:style>
    <style:style style:name="P14" style:family="paragraph" style:parent-style-name="Standard">
      <style:text-properties fo:font-variant="normal" fo:text-transform="none" fo:letter-spacing="normal" fo:font-style="normal" fo:font-weight="normal" officeooo:paragraph-rsid="001fb0b8" style:font-weight-asian="normal" style:font-weight-complex="normal" loext:padding="0in" loext:border="none"/>
    </style:style>
    <style:style style:name="P15" style:family="paragraph" style:parent-style-name="Standard">
      <style:text-properties fo:font-variant="normal" fo:text-transform="none" fo:letter-spacing="normal" fo:font-style="normal" fo:font-weight="normal" officeooo:rsid="0025b1e8" officeooo:paragraph-rsid="0025b1e8" style:font-weight-asian="normal" style:font-weight-complex="normal" loext:padding="0in" loext:border="none"/>
    </style:style>
    <style:style style:name="P16" style:family="paragraph" style:parent-style-name="Standard">
      <style:text-properties fo:font-variant="normal" fo:text-transform="none" fo:letter-spacing="normal" fo:font-style="normal" fo:font-weight="normal" officeooo:paragraph-rsid="001fb0b8" loext:padding="0in" loext:border="none"/>
    </style:style>
    <style:style style:name="P17" style:family="paragraph" style:parent-style-name="Standard">
      <style:text-properties fo:font-variant="normal" fo:text-transform="none" fo:letter-spacing="normal" fo:font-style="normal" fo:font-weight="bold" officeooo:paragraph-rsid="001fb0b8" style:font-weight-asian="bold" style:font-weight-complex="bold" loext:padding="0in" loext:border="none"/>
    </style:style>
    <style:style style:name="P18" style:family="paragraph" style:parent-style-name="Standard">
      <style:text-properties officeooo:paragraph-rsid="0026fc1c"/>
    </style:style>
    <style:style style:name="P19"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letter-spacing="normal" fo:font-style="normal" fo:font-weight="normal" loext:padding="0in" loext:border="none"/>
    </style:style>
    <style:style style:name="T1" style:family="text">
      <style:text-properties officeooo:rsid="001e2a70"/>
    </style:style>
    <style:style style:name="T2" style:family="text">
      <style:text-properties officeooo:rsid="001fb0b8"/>
    </style:style>
    <style:style style:name="T3" style:family="text">
      <style:text-properties fo:font-variant="normal" fo:text-transform="none" style:font-name="sans-serif" fo:font-size="11.4499998092651pt" fo:letter-spacing="normal" fo:font-style="normal"/>
    </style:style>
    <style:style style:name="T4" style:family="text">
      <style:text-properties fo:font-variant="normal" fo:text-transform="none" style:font-name="sans-serif" fo:font-size="11.4499998092651pt" fo:letter-spacing="normal" fo:font-style="normal" fo:font-weight="normal"/>
    </style:style>
    <style:style style:name="T5" style:family="text">
      <style:text-properties fo:font-variant="normal" fo:text-transform="none" style:font-name="sans-serif" fo:font-size="11.4499998092651pt" fo:letter-spacing="normal" fo:font-style="normal" fo:font-weight="normal" loext:padding="0in" loext:border="none"/>
    </style:style>
    <style:style style:name="T6" style:family="text">
      <style:text-properties fo:font-variant="normal" fo:text-transform="none" style:font-name="sans-serif" fo:font-size="11.4499998092651pt" fo:letter-spacing="normal" fo:font-style="normal" fo:font-weight="normal" officeooo:rsid="0021201a" loext:padding="0in" loext:border="none"/>
    </style:style>
    <style:style style:name="T7" style:family="text">
      <style:text-properties fo:font-variant="normal" fo:text-transform="none" style:font-name="sans-serif" fo:font-size="11.4499998092651pt" fo:letter-spacing="normal" fo:font-style="normal" fo:font-weight="normal" officeooo:rsid="0021201a" style:font-style-asian="normal" style:font-style-complex="normal" loext:padding="0in" loext:border="none"/>
    </style:style>
    <style:style style:name="T8" style:family="text">
      <style:text-properties fo:font-variant="normal" fo:text-transform="none" style:font-name="sans-serif" fo:font-size="11.4499998092651pt" fo:letter-spacing="normal" fo:font-style="normal" fo:font-weight="normal" officeooo:rsid="0021201a" fo:background-color="#ffff00" loext:char-shading-value="0" style:font-style-asian="normal" style:font-style-complex="normal" loext:padding="0in" loext:border="none"/>
    </style:style>
    <style:style style:name="T9" style:family="text">
      <style:text-properties fo:font-variant="normal" fo:text-transform="none" style:font-name="sans-serif" fo:font-size="11.4499998092651pt" fo:letter-spacing="normal" fo:font-style="normal" fo:font-weight="normal" officeooo:rsid="00248921" style:font-weight-asian="normal" style:font-weight-complex="normal"/>
    </style:style>
    <style:style style:name="T10" style:family="text">
      <style:text-properties fo:font-variant="normal" fo:text-transform="none" style:font-name="sans-serif" fo:font-size="11.4499998092651pt" fo:letter-spacing="normal" fo:font-style="normal" fo:font-weight="bold" officeooo:rsid="0021201a" style:font-style-asian="normal" style:font-weight-asian="bold" style:font-style-complex="normal" style:font-weight-complex="bold" loext:padding="0in" loext:border="none"/>
    </style:style>
    <style:style style:name="T11" style:family="text">
      <style:text-properties fo:font-variant="normal" fo:text-transform="none" style:font-name="sans-serif" fo:font-size="11.4499998092651pt" fo:letter-spacing="normal" fo:font-style="normal" fo:font-weight="bold" officeooo:rsid="00248921" style:font-weight-asian="bold" style:font-weight-complex="bold"/>
    </style:style>
    <style:style style:name="T12" style:family="text">
      <style:text-properties fo:font-variant="normal" fo:text-transform="none" style:font-name="sans-serif" fo:font-size="11.4499998092651pt" fo:letter-spacing="normal" fo:font-style="normal" officeooo:rsid="0021201a" style:font-style-asian="normal" style:font-style-complex="normal" loext:padding="0in" loext:border="none"/>
    </style:style>
    <style:style style:name="T13" style:family="text">
      <style:text-properties fo:font-variant="normal" fo:text-transform="none" style:font-name="sans-serif" fo:font-size="11.4499998092651pt" fo:letter-spacing="normal" fo:font-style="normal" officeooo:rsid="00248921" style:font-weight-asian="normal" style:font-weight-complex="normal"/>
    </style:style>
    <style:style style:name="T14" style:family="text">
      <style:text-properties fo:font-variant="normal" fo:text-transform="none" style:font-name="sans-serif" fo:font-size="11.4499998092651pt" fo:letter-spacing="normal" fo:font-style="normal" fo:background-color="#ffff00" loext:char-shading-value="0"/>
    </style:style>
    <style:style style:name="T15" style:family="text">
      <style:text-properties fo:font-variant="normal" fo:text-transform="none" style:font-name="sans-serif" fo:font-size="11.4499998092651pt" fo:letter-spacing="normal" fo:font-style="normal" officeooo:rsid="00248921"/>
    </style:style>
    <style:style style:name="T16" style:family="text">
      <style:text-properties fo:font-variant="normal" fo:text-transform="none" style:font-name="sans-serif" fo:font-size="11.4499998092651pt" fo:letter-spacing="normal" fo:font-style="normal" officeooo:rsid="00248921" loext:padding="0in" loext:border="none"/>
    </style:style>
    <style:style style:name="T17" style:family="text">
      <style:text-properties fo:font-variant="normal" fo:text-transform="none" style:font-name="sans-serif" fo:font-size="11.4499998092651pt" fo:letter-spacing="normal" fo:font-style="italic" fo:font-weight="normal" officeooo:rsid="0021201a" style:font-style-asian="italic" style:font-style-complex="italic" loext:padding="0in" loext:border="none"/>
    </style:style>
    <style:style style:name="T18" style:family="text">
      <style:text-properties fo:font-variant="normal" fo:text-transform="none" fo:letter-spacing="normal" fo:font-style="normal" fo:font-weight="normal" loext:padding="0in" loext:border="none"/>
    </style:style>
    <style:style style:name="T19" style:family="text">
      <style:text-properties fo:font-variant="normal" fo:text-transform="none" fo:letter-spacing="normal" fo:font-style="normal" loext:padding="0in" loext:border="none"/>
    </style:style>
    <style:style style:name="T20" style:family="text">
      <style:text-properties fo:font-variant="normal" fo:text-transform="none" fo:letter-spacing="normal" fo:font-style="normal" fo:font-weight="bold" style:font-weight-asian="bold" style:font-weight-complex="bold" loext:padding="0in" loext:border="none"/>
    </style:style>
    <style:style style:name="T21" style:family="text">
      <style:text-properties fo:font-variant="normal" fo:text-transform="none" fo:letter-spacing="normal" fo:font-style="normal" fo:background-color="#ffff00" loext:char-shading-value="0" loext:padding="0in" loext:border="none"/>
    </style:style>
    <style:style style:name="T22" style:family="text">
      <style:text-properties fo:font-variant="normal" fo:text-transform="none" fo:letter-spacing="normal" fo:font-style="normal" fo:background-color="#ffff00" loext:char-shading-value="0" loext:padding="0in" loext:border="none"/>
    </style:style>
    <style:style style:name="T23" style:family="text">
      <style:text-properties fo:font-weight="bold" style:font-weight-asian="bold" style:font-weight-complex="bold"/>
    </style:style>
    <style:style style:name="T24" style:family="text">
      <style:text-properties style:font-name="sans-serif" fo:font-size="11.4499998092651pt"/>
    </style:style>
    <style:style style:name="T25" style:family="text">
      <style:text-properties style:font-name="sans-serif" fo:font-size="11.4499998092651pt" style:font-weight-asian="normal" style:font-weight-complex="normal"/>
    </style:style>
    <style:style style:name="T26" style:family="text">
      <style:text-properties style:font-name="sans-serif" fo:font-size="11.4499998092651pt" officeooo:rsid="0024892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text:tab/><text:tab/><text:tab/>Configure prob<text:span text:style-name="T1">e</text:span>s</text:p>
      <text:p text:style-name="P1"/>
      <text:p text:style-name="P2">3 types of probes:</text:p>
      <text:p text:style-name="P3"><text:span text:style-name="T2">- </text:span><text:span text:style-name="T4">a command returns a zero exit value, meaning success,</text:span></text:p>
      <text:p text:style-name="P3"><text:span text:style-name="T4">- </text:span><text:span text:style-name="T5">an HTTP request </text:span><text:span text:style-name="T18">returns a response code in the 200 to 399 range,</text:span></text:p>
      <text:p text:style-name="P3"><text:span text:style-name="T18">- </text:span><text:span text:style-name="T5">nd the third probe uses a TCP socket.</text:span></text:p>
      <text:p text:style-name="P3"><text:span text:style-name="T5"/></text:p>
      <text:p text:style-name="P4"><text:span text:style-name="T5">TO VERIFY A YAML FILE: </text:span><text:a xlink:type="simple" xlink:href="https://www.json2yaml.com/" text:style-name="Internet_20_link" text:visited-style-name="Visited_20_Internet_20_Link"><text:span text:style-name="T5">https://www.json2yaml.com/</text:span></text:a></text:p>
      <text:p text:style-name="P4"><text:span text:style-name="T5"/></text:p>
      <text:p text:style-name="P4"><text:span text:style-name="T5">// </text:span><text:span text:style-name="T6">edit the </text:span><text:span text:style-name="T17">app1</text:span><text:span text:style-name="T7">/simpleapp.yaml, and add this</text:span></text:p>
      <text:p text:style-name="P4"><text:span text:style-name="T7"/></text:p>
      <text:p text:style-name="P4"><text:span text:style-name="T7">spec:</text:span></text:p>
      <text:p text:style-name="P4"><text:span text:style-name="T7"><text:s text:c="6"/>containers:</text:span></text:p>
      <text:p text:style-name="P4"><text:span text:style-name="T7"><text:s text:c="6"/>- image: 10.97.237.133:5000/simpleapp</text:span></text:p>
      <text:p text:style-name="P4"><text:span text:style-name="T7"><text:s text:c="8"/>imagePullPolicy: Always</text:span></text:p>
      <text:p text:style-name="P4"><text:span text:style-name="T7"><text:s text:c="8"/>name: simpleapp</text:span></text:p>
      <text:p text:style-name="P4"><text:span text:style-name="T7"><text:s text:c="7"/></text:span><text:span text:style-name="T8"><text:s/>readinessProbe:</text:span></text:p>
      <text:p text:style-name="P5"><text:span text:style-name="T7"><text:s text:c="10"/>periodSeconds: 5</text:span></text:p>
      <text:p text:style-name="P5"><text:span text:style-name="T7"><text:s text:c="10"/>exec: </text:span></text:p>
      <text:p text:style-name="P5"><text:span text:style-name="T7"><text:s text:c="12"/>command:</text:span></text:p>
      <text:p text:style-name="P5"><text:span text:style-name="T7"><text:s text:c="12"/>- cat</text:span></text:p>
      <text:p text:style-name="P5"><text:span text:style-name="T7"><text:s text:c="12"/>- /tmp/healthy</text:span></text:p>
      <text:p text:style-name="P4"><text:span text:style-name="T7"><text:s text:c="8"/>resources: {}</text:span></text:p>
      <text:p text:style-name="P4"><text:span text:style-name="T7"/></text:p>
      <text:p text:style-name="P4"><text:span text:style-name="T7">// redeploy the app</text:span></text:p>
      <text:p text:style-name="P4"><text:span text:style-name="T7">jerome@master:~/app1$ </text:span><text:span text:style-name="T10">$k create -f simpleapp.yaml </text:span></text:p>
      <text:p text:style-name="P7"><text:span text:style-name="T12">jerome@master:~/app1$ </text:span><text:span text:style-name="T10">$k get deploy</text:span></text:p>
      <text:p text:style-name="P7"><text:span text:style-name="T12">NAME <text:s text:c="6"/>READY <text:s text:c="2"/>UP-TO-DATE <text:s text:c="2"/>AVAILABLE <text:s text:c="2"/>AGE</text:span></text:p>
      <text:p text:style-name="P7"><text:span text:style-name="T12">nginx <text:s text:c="5"/>1/1 <text:s text:c="4"/>1 <text:s text:c="11"/>1 <text:s text:c="10"/>25h</text:span></text:p>
      <text:p text:style-name="P7"><text:span text:style-name="T12">registry <text:s text:c="2"/>1/1 <text:s text:c="4"/>1 <text:s text:c="11"/>1 <text:s text:c="10"/>25h</text:span></text:p>
      <text:p text:style-name="P7"><text:span text:style-name="T12">try1 <text:s text:c="6"/>0/6 <text:s text:c="4"/>6 <text:s text:c="11"/>0 <text:s text:c="10"/>3m40s</text:span></text:p>
      <text:p text:style-name="P7"><text:span text:style-name="T12">jerome@master:~/app1$ </text:span><text:span text:style-name="T10">$k get po</text:span></text:p>
      <text:p text:style-name="P7"><text:span text:style-name="T12">NAME <text:s text:c="22"/>READY <text:s text:c="2"/>STATUS <text:s text:c="3"/>RESTARTS <text:s text:c="2"/>AGE</text:span></text:p>
      <text:p text:style-name="P7"><text:span text:style-name="T12">nginx-79f868896b-r6dc9 <text:s text:c="4"/>1/1 <text:s text:c="4"/>Running <text:s text:c="2"/>1 <text:s text:c="9"/>25h</text:span></text:p>
      <text:p text:style-name="P7"><text:span text:style-name="T12">registry-6b5bb79c4-hvzmv <text:s text:c="2"/>1/1 <text:s text:c="4"/>Running <text:s text:c="2"/>1 <text:s text:c="9"/>25h</text:span></text:p>
      <text:p text:style-name="P7"><text:span text:style-name="T12">try1-5746b8d6d-8fpg5 <text:s text:c="6"/>0/1 <text:s text:c="4"/>Running <text:s text:c="2"/>0 <text:s text:c="9"/>3m47s</text:span></text:p>
      <text:p text:style-name="P7"><text:span text:style-name="T12">try1-5746b8d6d-9g69z <text:s text:c="6"/>0/1 <text:s text:c="4"/>Running <text:s text:c="2"/>0 <text:s text:c="9"/>3m47s</text:span></text:p>
      <text:p text:style-name="P7"><text:span text:style-name="T12">try1-5746b8d6d-cjbhc <text:s text:c="6"/>0/1 <text:s text:c="4"/>Running <text:s text:c="2"/>0 <text:s text:c="9"/>3m47s</text:span></text:p>
      <text:p text:style-name="P7"><text:span text:style-name="T12">try1-5746b8d6d-mcj26 <text:s text:c="6"/>0/1 <text:s text:c="4"/>Running <text:s text:c="2"/>0 <text:s text:c="9"/>3m47s</text:span></text:p>
      <text:p text:style-name="P7"><text:span text:style-name="T12">try1-5746b8d6d-pkxbd <text:s text:c="6"/>0/1 <text:s text:c="4"/>Running <text:s text:c="2"/>0 <text:s text:c="9"/>3m47s</text:span></text:p>
      <text:p text:style-name="P7"><text:span text:style-name="T12">try1-5746b8d6d-rd4dv <text:s text:c="6"/>0/1 <text:s text:c="4"/>Running <text:s text:c="2"/>0 <text:s text:c="9"/>3m47s</text:span></text:p>
      <text:p text:style-name="P7"><text:span text:style-name="T12">jerome@master:~/app1$ </text:span><text:span text:style-name="T10">$k exec -it try1-5746b8d6d-rd4dv -- /bin/bash</text:span></text:p>
      <text:p text:style-name="P7"><text:span text:style-name="T12">root@try1-5746b8d6d-rd4dv:/# </text:span><text:span text:style-name="T10">touch /tmp/healthy</text:span></text:p>
      <text:p text:style-name="P7"><text:span text:style-name="T12">root@try1-5746b8d6d-rd4dv:/# </text:span><text:span text:style-name="T10">exit</text:span></text:p>
      <text:p text:style-name="P7"><text:span text:style-name="T12">exit</text:span></text:p>
      <text:p text:style-name="P7"><text:span text:style-name="T12">command terminated with exit code 127</text:span></text:p>
      <text:p text:style-name="P7"><text:span text:style-name="T12">jerome@master:~/app1$ $k </text:span><text:span text:style-name="T10">get po</text:span></text:p>
      <text:p text:style-name="P7"><text:span text:style-name="T12">NAME <text:s text:c="22"/>READY <text:s text:c="2"/>STATUS <text:s text:c="3"/>RESTARTS <text:s text:c="2"/>AGE</text:span></text:p>
      <text:p text:style-name="P7"><text:soft-page-break/><text:span text:style-name="T12">nginx-79f868896b-r6dc9 <text:s text:c="4"/>1/1 <text:s text:c="4"/>Running <text:s text:c="2"/>1 <text:s text:c="9"/>25h</text:span></text:p>
      <text:p text:style-name="P7"><text:span text:style-name="T12">registry-6b5bb79c4-hvzmv <text:s text:c="2"/>1/1 <text:s text:c="4"/>Running <text:s text:c="2"/>1 <text:s text:c="9"/>25h</text:span></text:p>
      <text:p text:style-name="P7"><text:span text:style-name="T12">try1-5746b8d6d-8fpg5 <text:s text:c="6"/>0/1 <text:s text:c="4"/>Running <text:s text:c="2"/>0 <text:s text:c="9"/>6m45s</text:span></text:p>
      <text:p text:style-name="P7"><text:span text:style-name="T12">try1-5746b8d6d-9g69z <text:s text:c="6"/>0/1 <text:s text:c="4"/>Running <text:s text:c="2"/>0 <text:s text:c="9"/>6m45s</text:span></text:p>
      <text:p text:style-name="P7"><text:span text:style-name="T12">try1-5746b8d6d-cjbhc <text:s text:c="6"/>0/1 <text:s text:c="4"/>Running <text:s text:c="2"/>0 <text:s text:c="9"/>6m45s</text:span></text:p>
      <text:p text:style-name="P7"><text:span text:style-name="T12">try1-5746b8d6d-mcj26 <text:s text:c="6"/>0/1 <text:s text:c="4"/>Running <text:s text:c="2"/>0 <text:s text:c="9"/>6m45s</text:span></text:p>
      <text:p text:style-name="P7"><text:span text:style-name="T12">try1-5746b8d6d-pkxbd <text:s text:c="6"/>0/1 <text:s text:c="4"/>Running <text:s text:c="2"/>0 <text:s text:c="9"/>6m45s</text:span></text:p>
      <text:p text:style-name="P10"><text:span text:style-name="T12">try1-5746b8d6d-rd4dv <text:s text:c="6"/>1/1 <text:s text:c="4"/>Running <text:s text:c="2"/>0 <text:s text:c="9"/>6m45s</text:span></text:p>
      <text:p text:style-name="P8"><text:span text:style-name="T3"/></text:p>
      <text:p text:style-name="P16"><text:span text:style-name="T25">// Touch the file in the remaining pods. Consider using a </text:span>for loop, as an easy method to update each pod. Note the &gt; shown in the output represents the secondary prompt, you would not type in that character</text:p>
      <text:p text:style-name="P16"/>
      <text:p text:style-name="P16">jerome@master:~/app1$ <text:span text:style-name="T23">for name in try1-5746b8d6d-8fpg5 try1-5746b8d6d-9g69z try1-5746b8d6d-cjbhc try1-5746b8d6d-mcj26 \</text:span></text:p>
      <text:p text:style-name="P17">&gt; try1-5746b8d6d-pkxbd </text:p>
      <text:p text:style-name="P17">&gt; do</text:p>
      <text:p text:style-name="P17">&gt; $k exec $name --touch /tmp/healthy</text:p>
      <text:p text:style-name="P17">&gt; done</text:p>
      <text:p text:style-name="P16">Error: unknown flag: --touch</text:p>
      <text:p text:style-name="P16">See 'kubectl exec --help' for usage.</text:p>
      <text:p text:style-name="P16">Error: unknown flag: --touch</text:p>
      <text:p text:style-name="P16">See 'kubectl exec --help' for usage.</text:p>
      <text:p text:style-name="P16">Error: unknown flag: --touch</text:p>
      <text:p text:style-name="P16">See 'kubectl exec --help' for usage.</text:p>
      <text:p text:style-name="P16">Error: unknown flag: --touch</text:p>
      <text:p text:style-name="P16">See 'kubectl exec --help' for usage.</text:p>
      <text:p text:style-name="P16">Error: unknown flag: --touch</text:p>
      <text:p text:style-name="P16">See 'kubectl exec --help' for usage.</text:p>
      <text:p text:style-name="P16">jerome@master:~/app1$ <text:span text:style-name="T23">for name in try1-5746b8d6d-8fpg5 try1-5746b8d6d-9g69z try1-5746b8d6d-cjbhc try1-5746b8d6d-mcj26 try1-5746b8d6d-pkxbd ; do $k exec $name -- touch /tmp/healthy; done</text:span></text:p>
      <text:p text:style-name="P16">jerome@master:~/app1$ <text:span text:style-name="T23">$k get po</text:span></text:p>
      <text:p text:style-name="P16">NAME <text:s text:c="22"/>READY <text:s text:c="2"/>STATUS <text:s text:c="3"/>RESTARTS <text:s text:c="2"/>AGE</text:p>
      <text:p text:style-name="P16">nginx-79f868896b-r6dc9 <text:s text:c="4"/>1/1 <text:s text:c="4"/>Running <text:s text:c="2"/>1 <text:s text:c="9"/>26h</text:p>
      <text:p text:style-name="P16">registry-6b5bb79c4-hvzmv <text:s text:c="2"/>1/1 <text:s text:c="4"/>Running <text:s text:c="2"/>1 <text:s text:c="9"/>26h</text:p>
      <text:p text:style-name="P16">try1-5746b8d6d-8fpg5 <text:s text:c="6"/>1/1 <text:s text:c="4"/>Running <text:s text:c="2"/>0 <text:s text:c="9"/>16m</text:p>
      <text:p text:style-name="P16">try1-5746b8d6d-9g69z <text:s text:c="6"/>1/1 <text:s text:c="4"/>Running <text:s text:c="2"/>0 <text:s text:c="9"/>16m</text:p>
      <text:p text:style-name="P16">try1-5746b8d6d-cjbhc <text:s text:c="6"/>1/1 <text:s text:c="4"/>Running <text:s text:c="2"/>0 <text:s text:c="9"/>16m</text:p>
      <text:p text:style-name="P16">try1-5746b8d6d-mcj26 <text:s text:c="6"/>1/1 <text:s text:c="4"/>Running <text:s text:c="2"/>0 <text:s text:c="9"/>16m</text:p>
      <text:p text:style-name="P16">try1-5746b8d6d-pkxbd <text:s text:c="6"/>1/1 <text:s text:c="4"/>Running <text:s text:c="2"/>0 <text:s text:c="9"/>16m</text:p>
      <text:p text:style-name="P16">try1-5746b8d6d-rd4dv <text:s text:c="6"/>1/1 <text:s text:c="4"/>Running <text:s text:c="2"/>0 <text:s text:c="9"/>16m</text:p>
      <text:p text:style-name="P16">jerome@master:~/app1$ </text:p>
      <text:p text:style-name="P16"/>
      <text:p text:style-name="P14"><text:span text:style-name="T24">// Now that we know when a pod is healthy, we may want to keep track that it stays healthy, using a</text:span></text:p>
      <text:p text:style-name="P19">livenessProbe</text:p>
      <text:p text:style-name="P19">.</text:p>
      <text:p text:style-name="P16"><text:soft-page-break/><text:span text:style-name="T25">// Edit the deployment again. Add in a </text:span>livenessProbe section as seen below. This time we will add a Sidecar container to the pod running a simple application which will respond to port 8080.</text:p>
      <text:p text:style-name="P8"><text:span text:style-name="T3">spec:</text:span></text:p>
      <text:p text:style-name="P8"><text:span text:style-name="T3"><text:s text:c="6"/>containers:</text:span></text:p>
      <text:p text:style-name="P8"><text:span text:style-name="T3"><text:s text:c="6"/>- image: 10.97.237.133:5000/simpleapp</text:span></text:p>
      <text:p text:style-name="P8"><text:span text:style-name="T3"><text:s text:c="8"/>imagePullPolicy: Always</text:span></text:p>
      <text:p text:style-name="P8"><text:span text:style-name="T3"><text:s text:c="8"/>name: simpleapp</text:span></text:p>
      <text:p text:style-name="P8"><text:span text:style-name="T3"><text:s text:c="8"/>readinessProbe:</text:span></text:p>
      <text:p text:style-name="P8"><text:span text:style-name="T3"><text:s text:c="10"/>periodSeconds: 5</text:span></text:p>
      <text:p text:style-name="P8"><text:span text:style-name="T3"><text:s text:c="10"/>exec: </text:span></text:p>
      <text:p text:style-name="P8"><text:span text:style-name="T3"><text:s text:c="12"/>command:</text:span></text:p>
      <text:p text:style-name="P8"><text:span text:style-name="T3"><text:s text:c="12"/>- cat</text:span></text:p>
      <text:p text:style-name="P8"><text:span text:style-name="T3"><text:s text:c="12"/>- /tmp/healthy</text:span></text:p>
      <text:p text:style-name="P8"><text:span text:style-name="T3"><text:s text:c="8"/>resources: {}</text:span></text:p>
      <text:p text:style-name="P8"><text:span text:style-name="T3"><text:s text:c="8"/>terminationMessagePath: /dev/termination-log</text:span></text:p>
      <text:p text:style-name="P8"><text:span text:style-name="T3"><text:s text:c="8"/>terminationMessagePolicy: File</text:span></text:p>
      <text:p text:style-name="P8"><text:span text:style-name="T3"><text:s text:c="6"/></text:span><text:span text:style-name="T14">- name: goproxy</text:span></text:p>
      <text:p text:style-name="P11"><text:span text:style-name="T3"><text:s text:c="8"/>image: k8s.gcr.io/goproxy:0.1</text:span></text:p>
      <text:p text:style-name="P11"><text:span text:style-name="T3"><text:s text:c="8"/>ports:</text:span></text:p>
      <text:p text:style-name="P11"><text:span text:style-name="T3"><text:s text:c="8"/>- containerPort: 8080</text:span></text:p>
      <text:p text:style-name="P11"><text:span text:style-name="T3"><text:s text:c="8"/>readinessProbe: </text:span></text:p>
      <text:p text:style-name="P11"><text:span text:style-name="T3"><text:s text:c="10"/>tcpSocket: </text:span></text:p>
      <text:p text:style-name="P11"><text:span text:style-name="T3"><text:s text:c="12"/>port: 8080</text:span></text:p>
      <text:p text:style-name="P11"><text:span text:style-name="T3"><text:s text:c="10"/>initialDelaySeconds: 5</text:span></text:p>
      <text:p text:style-name="P11"><text:span text:style-name="T3"><text:s text:c="10"/>periodSeconds: 10</text:span></text:p>
      <text:p text:style-name="P11"><text:span text:style-name="T3"><text:s text:c="8"/>livenessProbe: </text:span></text:p>
      <text:p text:style-name="P11"><text:span text:style-name="T3"><text:s text:c="10"/>tcpSocket:</text:span></text:p>
      <text:p text:style-name="P11"><text:span text:style-name="T3"><text:s text:c="12"/>port: 8080</text:span></text:p>
      <text:p text:style-name="P11"><text:span text:style-name="T3"><text:s text:c="10"/>initialDelaySeconds: 15</text:span></text:p>
      <text:p text:style-name="P11"><text:span text:style-name="T3"><text:s text:c="10"/>periodSeconds: 20 <text:s text:c="9"/></text:span></text:p>
      <text:p text:style-name="P8"><text:span text:style-name="T3"><text:s text:c="6"/>dnsPolicy: ClusterFirst</text:span></text:p>
      <text:p text:style-name="P8"><text:span text:style-name="T3"><text:s text:c="6"/>restartPolicy: Always</text:span></text:p>
      <text:p text:style-name="P8"><text:span text:style-name="T3"><text:s text:c="6"/>schedulerName: default-scheduler</text:span></text:p>
      <text:p text:style-name="P8"><text:span text:style-name="T3"><text:s text:c="6"/>securityContext: {}</text:span></text:p>
      <text:p text:style-name="P8"><text:span text:style-name="T3"><text:s text:c="6"/>terminationGracePeriodSeconds: 30</text:span></text:p>
      <text:p text:style-name="P8"><text:span text:style-name="T3"/></text:p>
      <text:p text:style-name="P8"><text:span text:style-name="T3">// </text:span><text:span text:style-name="T15">delete the deployment</text:span></text:p>
      <text:p text:style-name="P8"><text:span text:style-name="T15">// restart the deployment</text:span></text:p>
      <text:p text:style-name="P8"><text:span text:style-name="T15"/></text:p>
      <text:p text:style-name="P12"><text:span text:style-name="T13">// </text:span><text:span text:style-name="T16">View the newly created pods. You’ll note that there are two containers per pod, and only one is <text:s/>running. The new </text:span><text:span text:style-name="T19">simpleapp containers will not have the /tmp/healthy file, so they will not become available until we touch the /tmp/ healthy file again. We could include a command which creates the file into the container arguments. The output below shows it can take a bit for the old pods to terminate</text:span></text:p>
      <text:p text:style-name="P8"><text:span text:style-name="T15">jerome@master:~/app1$ $k get po</text:span></text:p>
      <text:p text:style-name="P8"><text:span text:style-name="T15">NAME <text:s text:c="22"/>READY <text:s text:c="2"/>STATUS <text:s text:c="3"/>RESTARTS <text:s text:c="2"/>AGE</text:span></text:p>
      <text:p text:style-name="P8"><text:span text:style-name="T15">nginx-79f868896b-r6dc9 <text:s text:c="4"/>1/1 <text:s text:c="4"/>Running <text:s text:c="2"/>1 <text:s text:c="9"/>26h</text:span></text:p>
      <text:p text:style-name="P8"><text:span text:style-name="T15">registry-6b5bb79c4-hvzmv <text:s text:c="2"/>1/1 <text:s text:c="4"/>Running <text:s text:c="2"/>1 <text:s text:c="9"/>26h</text:span></text:p>
      <text:p text:style-name="P8"><text:span text:style-name="T15">try1-6c855fc8c6-2bsc4 <text:s text:c="5"/>1/2 <text:s text:c="4"/>Running <text:s text:c="2"/>0 <text:s text:c="9"/>3m32s</text:span></text:p>
      <text:p text:style-name="P8"><text:span text:style-name="T15">try1-6c855fc8c6-bbrzl <text:s text:c="5"/>1/2 <text:s text:c="4"/>Running <text:s text:c="2"/>0 <text:s text:c="9"/>3m32s</text:span></text:p>
      <text:p text:style-name="P8"><text:soft-page-break/><text:span text:style-name="T15">try1-6c855fc8c6-f4nnm <text:s text:c="5"/>1/2 <text:s text:c="4"/>Running <text:s text:c="2"/>0 <text:s text:c="9"/>3m32s</text:span></text:p>
      <text:p text:style-name="P8"><text:span text:style-name="T15">try1-6c855fc8c6-lfv4g <text:s text:c="5"/>1/2 <text:s text:c="4"/>Running <text:s text:c="2"/>0 <text:s text:c="9"/>3m31s</text:span></text:p>
      <text:p text:style-name="P8"><text:span text:style-name="T15">try1-6c855fc8c6-n699c <text:s text:c="5"/>1/2 <text:s text:c="4"/>Running <text:s text:c="2"/>0 <text:s text:c="9"/>3m32s</text:span></text:p>
      <text:p text:style-name="P8"><text:span text:style-name="T15">try1-6c855fc8c6-xd5ds <text:s text:c="5"/>1/2 <text:s text:c="4"/>Running <text:s text:c="2"/>0 <text:s text:c="9"/>3m31s</text:span></text:p>
      <text:p text:style-name="P8"><text:span text:style-name="T15"/></text:p>
      <text:p text:style-name="P13"><text:span text:style-name="T13">// </text:span><text:span text:style-name="T16">Create the health check file for the </text:span><text:span text:style-name="T19">readinessProbe. You can use a for loop again for each action, this setup will leverage labels so you don’t have to look up the pod names. As there are now two containers in the pod, you should include the container name for which one will execute the command. If no name is given, it will default to the first container. Depending on how you edited the YAML file try1 should be the first pod and goproxy the second. To ensure the correct container is updated, add -c simpleapp to the kubectl <text:s/>command</text:span></text:p>
      <text:p text:style-name="P9"><text:span text:style-name="T15"/></text:p>
      <text:p text:style-name="P9"><text:span text:style-name="T15">jerome@master:~/app1$ </text:span><text:span text:style-name="T11">for name in $($k get po -l app=try1 -o name)</text:span></text:p>
      <text:p text:style-name="P6"><text:span text:style-name="T15">&gt; do</text:span></text:p>
      <text:p text:style-name="P6"><text:span text:style-name="T15">&gt; $k exec $name -c simpleapp -- touch /tmp/healthy</text:span></text:p>
      <text:p text:style-name="P6"><text:span text:style-name="T15">&gt; done</text:span></text:p>
      <text:p text:style-name="P9"><text:span text:style-name="T15">jerome@master:~/app1$ </text:span><text:span text:style-name="T11">$k get po</text:span></text:p>
      <text:p text:style-name="P9"><text:span text:style-name="T15">NAME <text:s text:c="22"/>READY <text:s text:c="2"/>STATUS <text:s text:c="3"/>RESTARTS <text:s text:c="2"/>AGE</text:span></text:p>
      <text:p text:style-name="P9"><text:span text:style-name="T15">nginx-79f868896b-r6dc9 <text:s text:c="4"/>1/1 <text:s text:c="4"/>Running <text:s text:c="2"/>1 <text:s text:c="9"/>26h</text:span></text:p>
      <text:p text:style-name="P9"><text:span text:style-name="T15">registry-6b5bb79c4-hvzmv <text:s text:c="2"/>1/1 <text:s text:c="4"/>Running <text:s text:c="2"/>1 <text:s text:c="9"/>26h</text:span></text:p>
      <text:p text:style-name="P9"><text:span text:style-name="T15">try1-6c855fc8c6-2bsc4 <text:s text:c="5"/>2/2 <text:s text:c="4"/>Running <text:s text:c="2"/>0 <text:s text:c="9"/>13m</text:span></text:p>
      <text:p text:style-name="P9"><text:span text:style-name="T15">try1-6c855fc8c6-bbrzl <text:s text:c="5"/>2/2 <text:s text:c="4"/>Running <text:s text:c="2"/>0 <text:s text:c="9"/>13m</text:span></text:p>
      <text:p text:style-name="P9"><text:span text:style-name="T15">try1-6c855fc8c6-f4nnm <text:s text:c="5"/>2/2 <text:s text:c="4"/>Running <text:s text:c="2"/>0 <text:s text:c="9"/>13m</text:span></text:p>
      <text:p text:style-name="P9"><text:span text:style-name="T15">try1-6c855fc8c6-lfv4g <text:s text:c="5"/>2/2 <text:s text:c="4"/>Running <text:s text:c="2"/>0 <text:s text:c="9"/>13m</text:span></text:p>
      <text:p text:style-name="P9"><text:span text:style-name="T15">try1-6c855fc8c6-n699c <text:s text:c="5"/>2/2 <text:s text:c="4"/>Running <text:s text:c="2"/>0 <text:s text:c="9"/>13m</text:span></text:p>
      <text:p text:style-name="P9"><text:span text:style-name="T15">try1-6c855fc8c6-xd5ds <text:s text:c="5"/>2/2 <text:s text:c="4"/>Running <text:s text:c="2"/>0 <text:s text:c="9"/>13m</text:span></text:p>
      <text:p text:style-name="P9"><text:span text:style-name="T15">jerome@master:~/app1$ </text:span></text:p>
      <text:p text:style-name="P9"><text:span text:style-name="T15"/></text:p>
      <text:p text:style-name="P13"><text:span text:style-name="T13">// </text:span><text:span text:style-name="T16">View the events for a particular pod. Even though both containers are currently running and the <text:s/>pod is in good shape, </text:span><text:span text:style-name="T19">note the events section shows the issue</text:span></text:p>
      <text:p text:style-name="P13"><text:span text:style-name="T19">jerome@master:~/app1$ </text:span><text:span text:style-name="T20">$k describe po try1-6c855fc8c6-xd5ds | tail</text:span></text:p>
      <text:p text:style-name="P13"><text:span text:style-name="T19"><text:s text:c="2"/>Normal <text:s text:c="2"/>Scheduled <text:s/>15m <text:s text:c="19"/>default-scheduler <text:s/>Successfully assigned default/try1-6c855fc8c6-xd5ds to worker</text:span></text:p>
      <text:p text:style-name="P13"><text:span text:style-name="T19"><text:s text:c="2"/>Normal <text:s text:c="2"/>Pulling <text:s text:c="3"/>15m <text:s text:c="19"/>kubelet, worker <text:s text:c="3"/>Pulling image "10.97.237.133:5000/simpleapp"</text:span></text:p>
      <text:p text:style-name="P13"><text:span text:style-name="T19"><text:s text:c="2"/>Normal <text:s text:c="2"/>Pulled <text:s text:c="4"/>15m <text:s text:c="19"/>kubelet, worker <text:s text:c="3"/>Successfully pulled image "10.97.237.133:5000/simpleapp" in 30.510246ms</text:span></text:p>
      <text:p text:style-name="P13"><text:span text:style-name="T19"><text:s text:c="2"/>Normal <text:s text:c="2"/>Created <text:s text:c="3"/>15m <text:s text:c="19"/>kubelet, worker <text:s text:c="3"/>Created container simpleapp</text:span></text:p>
      <text:p text:style-name="P13"><text:span text:style-name="T19"><text:s text:c="2"/>Normal <text:s text:c="2"/>Started <text:s text:c="3"/>15m <text:s text:c="19"/>kubelet, worker <text:s text:c="3"/>Started container simpleapp</text:span></text:p>
      <text:p text:style-name="P13"><text:span text:style-name="T19"><text:s text:c="2"/>Normal <text:s text:c="2"/>Pulling <text:s text:c="3"/>15m <text:s text:c="19"/>kubelet, worker <text:s text:c="3"/>Pulling image "k8s.gcr.io/goproxy:0.1"</text:span></text:p>
      <text:p text:style-name="P13"><text:span text:style-name="T19"><text:s text:c="2"/>Normal <text:s text:c="2"/>Pulled <text:s text:c="4"/>15m <text:s text:c="19"/>kubelet, worker <text:s text:c="3"/>Successfully pulled image "k8s.gcr.io/goproxy:0.1" in 2.449818544s</text:span></text:p>
      <text:p text:style-name="P13"><text:span text:style-name="T19"><text:s text:c="2"/>Normal <text:s text:c="2"/>Created <text:s text:c="3"/>15m <text:s text:c="19"/>kubelet, worker <text:s text:c="3"/>Created container goproxy</text:span></text:p>
      <text:p text:style-name="P13"><text:span text:style-name="T19"><text:s text:c="2"/>Normal <text:s text:c="2"/>Started <text:s text:c="3"/>15m <text:s text:c="19"/>kubelet, worker <text:s text:c="3"/>Started container goproxy</text:span></text:p>
      <text:p text:style-name="P13"><text:span text:style-name="T22"><text:s text:c="2"/>Warning <text:s/>Unhealthy <text:s/>5m49s (x120 over 15m) <text:s/>kubelet, worker <text:s text:c="3"/>Readiness probe failed: cat:</text:span><text:span text:style-name="T19"> </text:span><text:span text:style-name="T22">/tmp/healthy: No such file or directory</text:span></text:p>
      <text:p text:style-name="P9"><text:span text:style-name="T15"/></text:p>
      <text:p text:style-name="P15"><text:span text:style-name="T26">// If you look for the status of each container in the pod, they should show that both are</text:span></text:p>
      <text:p text:style-name="P19">Running and ready showing True</text:p>
      <text:p text:style-name="P18"><text:soft-page-break/>jerome@master:~/app1$ <text:span text:style-name="T23">$k describe po try1-6c855fc8c6-xd5ds | grep -E 'State|Ready'</text:span></text:p>
      <text:p text:style-name="P18"><text:s text:c="4"/>State: <text:s text:c="9"/>Running</text:p>
      <text:p text:style-name="P18"><text:s text:c="4"/>Ready: <text:s text:c="9"/>True</text:p>
      <text:p text:style-name="P18"><text:s text:c="4"/>State: <text:s text:c="9"/>Running</text:p>
      <text:p text:style-name="P18"><text:s text:c="4"/>Ready: <text:s text:c="9"/>True</text:p>
      <text:p text:style-name="P18"><text:s text:c="2"/>Ready <text:s text:c="12"/>True </text:p>
      <text:p text:style-name="P18"><text:s text:c="2"/>ContainersReady <text:s text:c="2"/>True <text:line-break/></text:p>
      <text:p text:style-name="P18"><text:span text:style-name="T9"/></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ans-serif" svg:font-family="sans-serif"/>
    <style:font-face style:name="FreeSans1" svg:font-family="FreeSans" style:font-family-generic="swiss"/>
    <style:font-face style:name="Nimbus Roman" svg:font-family="'Nimbus Roman'" style:font-family-generic="roman" style:font-pitch="variable"/>
    <style:font-face style:name="Nimbus Sans" svg:font-family="'Nimbus Sans'" style:font-family-generic="swiss" style:font-pitch="variable"/>
    <style:font-face style:name="FreeSans" svg:font-family="FreeSans" style:font-family-generic="system" style:font-pitch="variable"/>
    <style:font-face style:name="Nimbus Sans1" svg:font-family="'Nimbus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Nimbus Roman" fo:font-size="12pt" fo:language="en" fo:country="US" style:letter-kerning="true" style:font-name-asian="Nimbus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imbus Roman" fo:font-size="12pt" fo:language="en" fo:country="US" style:letter-kerning="true" style:font-name-asian="Nimbus Sans1"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25T14:02:18.179924641</meta:creation-date>
    <dc:date>2021-01-25T16:22:27.094119794</dc:date>
    <meta:editing-duration>PT1H39M33S</meta:editing-duration>
    <meta:editing-cycles>9</meta:editing-cycles>
    <meta:generator>LibreOffice/7.0.4.2$Linux_X86_64 LibreOffice_project/00$Build-2</meta:generator>
    <meta:document-statistic meta:table-count="0" meta:image-count="0" meta:object-count="0" meta:page-count="5" meta:paragraph-count="166" meta:word-count="1009" meta:character-count="8805" meta:non-whitespace-character-count="6187"/>
  </office:meta>
</office:document-meta>
</file>